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0.66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5.09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15.06mm"/>
    </style:style>
    <style:style style:name="co6" style:family="table-column">
      <style:table-column-properties fo:break-before="auto" style:column-width="8.5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ce2" style:family="table-cell" style:parent-style-name="Default" style:data-style-name="N11"/>
    <style:style style:name="ce3" style:family="table-cell" style:parent-style-name="Default" style:data-style-name="N4"/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VIN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Duty ratio</text:p>
          </table:table-cell>
          <table:table-cell office:value-type="string" calcext:value-type="string">
            <text:p>D</text:p>
          </table:table-cell>
          <table:table-cell table:style-name="ce2" table:formula="of:=[.C3]/[.C2]" office:value-type="percentage" office:value="0.416666666666667" calcext:value-type="percentage">
            <text:p>41,67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VOUT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Ripple current ratio</text:p>
          </table:table-cell>
          <table:table-cell office:value-type="string" calcext:value-type="string">
            <text:p>ra</text:p>
          </table:table-cell>
          <table:table-cell table:style-name="ce2" table:formula="of:=[.C3]*(1-[.G2])/([.C4]*[.C5]*[.C16])" office:value-type="percentage" office:value="0.206855791962175" calcext:value-type="percentage">
            <text:p>20,69%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IOUT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IRMS</text:p>
          </table:table-cell>
          <table:table-cell table:style-name="ce3" table:formula="of:=[.C4]*SQRT(1+[.G3]*[.G3]/12)" office:value-type="float" office:value="3.0053439052796" calcext:value-type="float">
            <text:p>3,01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L1</text:p>
          </table:table-cell>
          <table:table-cell table:style-name="ce1" office:value-type="float" office:value="0.0000047" calcext:value-type="float">
            <text:p>4,70E-06</text:p>
          </table:table-cell>
          <table:table-cell table:number-columns-repeated="2"/>
          <table:table-cell office:value-type="string" calcext:value-type="string">
            <text:p>IPK</text:p>
          </table:table-cell>
          <table:table-cell table:style-name="ce3" table:formula="of:=[.C4]*SQRT(1+[.G3]/2)" office:value-type="float" office:value="3.15132528689594" calcext:value-type="float">
            <text:p>3,15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Inductor DC Resistance</text:p>
          </table:table-cell>
          <table:table-cell office:value-type="string" calcext:value-type="string">
            <text:p>DCR</text:p>
          </table:table-cell>
          <table:table-cell table:style-name="ce1" office:value-type="float" office:value="0.035" calcext:value-type="float">
            <text:p>3,50E-02</text:p>
          </table:table-cell>
          <table:table-cell table:number-columns-repeated="2"/>
          <table:table-cell office:value-type="string" calcext:value-type="string">
            <text:p>SlewRate LOUT</text:p>
          </table:table-cell>
          <table:table-cell table:style-name="ce3" table:formula="of:=([.C2]-[.C3])/([.C5]*1000000)" office:value-type="float" office:value="1.48936170212766" calcext:value-type="float">
            <text:p>1,49</text:p>
          </table:table-cell>
          <table:table-cell office:value-type="string" calcext:value-type="string">
            <text:p>A/us</text:p>
          </table:table-cell>
        </table:table-row>
        <table:table-row table:style-name="ro1">
          <table:table-cell/>
          <table:table-cell office:value-type="string" calcext:value-type="string">
            <text:p>C1</text:p>
          </table:table-cell>
          <table:table-cell table:style-name="ce1" office:value-type="float" office:value="0.000022" calcext:value-type="float">
            <text:p>2,20E-05</text:p>
          </table:table-cell>
          <table:table-cell/>
          <table:table-cell office:value-type="string" calcext:value-type="string">
            <text:p>peak-to-peak ripple current</text:p>
          </table:table-cell>
          <table:table-cell office:value-type="string" calcext:value-type="string">
            <text:p>IPP</text:p>
          </table:table-cell>
          <table:table-cell table:style-name="ce3" table:formula="of:=[.C3]*(1-[.G2])/([.C5]*[.C16])" office:value-type="float" office:value="0.620567375886525" calcext:value-type="float">
            <text:p>0,62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C1ESR</text:p>
          </table:table-cell>
          <table:table-cell table:style-name="ce1" office:value-type="float" office:value="0.01" calcext:value-type="float">
            <text:p>1,00E-02</text:p>
          </table:table-cell>
          <table:table-cell/>
          <table:table-cell office:value-type="string" calcext:value-type="string">
            <text:p>Inductor DC power dissipation</text:p>
          </table:table-cell>
          <table:table-cell office:value-type="string" calcext:value-type="string">
            <text:p>LP CU_DC</text:p>
          </table:table-cell>
          <table:table-cell table:style-name="ce3" table:formula="of:=[.G4]*[.G4]*[.C6]*1000" office:value-type="float" office:value="316.123219615043" calcext:value-type="float">
            <text:p>316,12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C2//C3</text:p>
          </table:table-cell>
          <table:table-cell table:style-name="ce1" office:value-type="float" office:value="0.000044" calcext:value-type="float">
            <text:p>4,40E-05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2ESR</text:p>
          </table:table-cell>
          <table:table-cell table:style-name="ce1" office:value-type="float" office:value="0.005" calcext:value-type="float">
            <text:p>5,00E-03</text:p>
          </table:table-cell>
          <table:table-cell/>
          <table:table-cell office:value-type="string" calcext:value-type="string">
            <text:p>Output capacitor RMS current</text:p>
          </table:table-cell>
          <table:table-cell office:value-type="string" calcext:value-type="string">
            <text:p>Co RMS</text:p>
          </table:table-cell>
          <table:table-cell table:style-name="ce3" table:formula="of:=[.C4]*[.G3]/SQRT(12)" office:value-type="float" office:value="0.179142370759192" calcext:value-type="float">
            <text:p>0,1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C3</text:p>
          </table:table-cell>
          <table:table-cell table:number-columns-repeated="2"/>
          <table:table-cell office:value-type="string" calcext:value-type="string">
            <text:p>Ripple voltage from the capacitor</text:p>
          </table:table-cell>
          <table:table-cell office:value-type="string" calcext:value-type="string">
            <text:p>VESR_C</text:p>
          </table:table-cell>
          <table:table-cell table:formula="of:=[.C4]*[.G3]*([.C10]+1/(8*[.C16]*[.C9]))*1000" office:value-type="float" office:value="4.86581237911025" calcext:value-type="float">
            <text:p>4,8658123791</text:p>
          </table:table-cell>
          <table:table-cell office:value-type="string" calcext:value-type="string">
            <text:p>mV</text:p>
          </table:table-cell>
        </table:table-row>
        <table:table-row table:style-name="ro1">
          <table:table-cell/>
          <table:table-cell office:value-type="string" calcext:value-type="string">
            <text:p>R1</text:p>
          </table:table-cell>
          <table:table-cell office:value-type="float" office:value="24900" calcext:value-type="float">
            <text:p>2490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2</text:p>
          </table:table-cell>
          <table:table-cell office:value-type="float" office:value="4640" calcext:value-type="float">
            <text:p>4640</text:p>
          </table:table-cell>
          <table:table-cell/>
          <table:table-cell office:value-type="string" calcext:value-type="string">
            <text:p>Input capacitance RMS current</text:p>
          </table:table-cell>
          <table:table-cell office:value-type="string" calcext:value-type="string">
            <text:p>Iin RMS</text:p>
          </table:table-cell>
          <table:table-cell table:formula="of:=[.C4]*SQRT([.G2]*(1-[.G2]))" office:value-type="float" office:value="1.4790199457749" calcext:value-type="float">
            <text:p>1,4790199458</text:p>
          </table:table-cell>
          <table:table-cell office:value-type="string" calcext:value-type="string">
            <text:p>A</text:p>
          </table:table-cell>
        </table:table-row>
        <table:table-row table:style-name="ro1">
          <table:table-cell/>
          <table:table-cell office:value-type="string" calcext:value-type="string">
            <text:p>CC</text:p>
          </table:table-cell>
          <table:table-cell table:style-name="ce1" office:value-type="float" office:value="0.0000000022" calcext:value-type="float">
            <text:p>2,20E-09</text:p>
          </table:table-cell>
          <table:table-cell/>
          <table:table-cell office:value-type="string" calcext:value-type="string">
            <text:p>Power loss in the input capacitor</text:p>
          </table:table-cell>
          <table:table-cell office:value-type="string" calcext:value-type="string">
            <text:p>P CIN</text:p>
          </table:table-cell>
          <table:table-cell table:formula="of:=[.C8]*[.G13]*[.G13]*1000" office:value-type="float" office:value="21.875" calcext:value-type="float">
            <text:p>21,875</text:p>
          </table:table-cell>
          <table:table-cell office:value-type="string" calcext:value-type="string">
            <text:p>mW</text:p>
          </table:table-cell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table:style-name="ce1" office:value-type="float" office:value="8500" calcext:value-type="float">
            <text:p>8,50E+03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FSW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  <table:table-cell office:value-type="string" calcext:value-type="string">
            <text:p>VOUT</text:p>
          </table:table-cell>
          <table:table-cell table:formula="of:=0.8*(1+[.C12]/[.C13])" office:value-type="float" office:value="5.09310344827586" calcext:value-type="float">
            <text:p>5,0931034483</text:p>
          </table:table-cell>
          <table:table-cell office:value-type="string" calcext:value-type="string">
            <text:p>V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8T14:31:12.263158593</meta:creation-date>
    <meta:generator>LibreOffice/5.1.6.2$Linux_X86_64 LibreOffice_project/10m0$Build-2</meta:generator>
    <dc:date>2017-02-28T16:54:21.260936948</dc:date>
    <meta:editing-duration>PT2H12M31S</meta:editing-duration>
    <meta:editing-cycles>39</meta:editing-cycles>
    <meta:document-statistic meta:table-count="1" meta:cell-count="72" meta:object-count="0"/>
  </office:meta>
</office:document-meta>
</file>